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65fb" officeooo:paragraph-rsid="001a65fb"/>
    </style:style>
    <style:style style:name="P2" style:family="paragraph" style:parent-style-name="Standard">
      <style:paragraph-properties fo:text-align="center" style:justify-single-word="false"/>
      <style:text-properties officeooo:rsid="001a65fb" officeooo:paragraph-rsid="001a65fb"/>
    </style:style>
    <style:style style:name="P3" style:family="paragraph" style:parent-style-name="Standard">
      <style:paragraph-properties fo:text-align="start" style:justify-single-word="false"/>
      <style:text-properties officeooo:rsid="001a65fb" officeooo:paragraph-rsid="001a65fb"/>
    </style:style>
    <style:style style:name="P4" style:family="paragraph" style:parent-style-name="Standard">
      <style:paragraph-properties fo:text-align="start" style:justify-single-word="false"/>
      <style:text-properties officeooo:rsid="001b7f10" officeooo:paragraph-rsid="001b7f10"/>
    </style:style>
    <style:style style:name="P5" style:family="paragraph" style:parent-style-name="Standard">
      <style:paragraph-properties fo:text-align="start" style:justify-single-word="false"/>
      <style:text-properties officeooo:rsid="001b7f10" officeooo:paragraph-rsid="00231030"/>
    </style:style>
    <style:style style:name="P6" style:family="paragraph" style:parent-style-name="Standard">
      <style:paragraph-properties fo:text-align="start" style:justify-single-word="false"/>
      <style:text-properties fo:color="#000000" style:font-name="Droid Sans Mono" fo:font-size="10.5pt" fo:font-weight="normal" officeooo:rsid="001b7f10" officeooo:paragraph-rsid="001b7f10" fo:background-color="transparent"/>
    </style:style>
    <style:style style:name="P7" style:family="paragraph" style:parent-style-name="Standard">
      <style:paragraph-properties style:line-height-at-least="0.503cm"/>
      <style:text-properties fo:color="#000000" style:font-name="Droid Sans Mono" fo:font-size="10.5pt" fo:font-weight="normal" fo:background-color="transparent"/>
    </style:style>
    <style:style style:name="P8" style:family="paragraph" style:parent-style-name="Standard">
      <style:paragraph-properties fo:text-align="start" style:justify-single-word="false"/>
      <style:text-properties officeooo:rsid="002020dd" officeooo:paragraph-rsid="002020dd"/>
    </style:style>
    <style:style style:name="P9" style:family="paragraph" style:parent-style-name="Standard">
      <style:paragraph-properties fo:text-align="start" style:justify-single-word="false"/>
      <style:text-properties officeooo:rsid="0024003c" officeooo:paragraph-rsid="0024003c"/>
    </style:style>
    <style:style style:name="P10" style:family="paragraph" style:parent-style-name="Standard">
      <style:paragraph-properties fo:text-align="start" style:justify-single-word="false"/>
      <style:text-properties officeooo:rsid="0024003c" officeooo:paragraph-rsid="0024d54b"/>
    </style:style>
    <style:style style:name="P11" style:family="paragraph" style:parent-style-name="Standard">
      <style:paragraph-properties fo:text-align="start" style:justify-single-word="false"/>
      <style:text-properties officeooo:rsid="0024003c" officeooo:paragraph-rsid="002a3e4f"/>
    </style:style>
    <style:style style:name="P12" style:family="paragraph" style:parent-style-name="Standard">
      <style:paragraph-properties fo:text-align="start" style:justify-single-word="false"/>
      <style:text-properties officeooo:rsid="0024003c" officeooo:paragraph-rsid="002e85a6"/>
    </style:style>
    <style:style style:name="P13" style:family="paragraph" style:parent-style-name="Standard">
      <style:paragraph-properties fo:text-align="start" style:justify-single-word="false"/>
      <style:text-properties officeooo:rsid="0024003c" officeooo:paragraph-rsid="00316e62"/>
    </style:style>
    <style:style style:name="P14" style:family="paragraph" style:parent-style-name="Standard">
      <style:paragraph-properties fo:text-align="start" style:justify-single-word="false"/>
      <style:text-properties officeooo:rsid="0024003c" officeooo:paragraph-rsid="0033a6dd"/>
    </style:style>
    <style:style style:name="P15" style:family="paragraph" style:parent-style-name="Standard">
      <style:paragraph-properties fo:text-align="start" style:justify-single-word="false"/>
      <style:text-properties officeooo:rsid="002e85a6" officeooo:paragraph-rsid="002e85a6"/>
    </style:style>
    <style:style style:name="P16" style:family="paragraph" style:parent-style-name="Standard">
      <style:paragraph-properties fo:text-align="start" style:justify-single-word="false"/>
      <style:text-properties officeooo:rsid="0024003c" officeooo:paragraph-rsid="002a3e4f" fo:background-color="#ffff00"/>
    </style:style>
    <style:style style:name="P17" style:family="paragraph" style:parent-style-name="Standard">
      <style:paragraph-properties fo:text-align="start" style:justify-single-word="false"/>
      <style:text-properties officeooo:rsid="0024003c" officeooo:paragraph-rsid="00316e62" fo:background-color="#ffff00"/>
    </style:style>
    <style:style style:name="P18" style:family="paragraph" style:parent-style-name="Standard">
      <style:paragraph-properties fo:text-align="start" style:justify-single-word="false"/>
      <style:text-properties officeooo:rsid="0031ece9" officeooo:paragraph-rsid="0031ece9"/>
    </style:style>
    <style:style style:name="P19" style:family="paragraph" style:parent-style-name="Standard">
      <style:paragraph-properties fo:text-align="start" style:justify-single-word="false"/>
      <style:text-properties officeooo:rsid="00355c5e" officeooo:paragraph-rsid="00355c5e"/>
    </style:style>
    <style:style style:name="P20" style:family="paragraph" style:parent-style-name="Standard">
      <style:paragraph-properties fo:text-align="start" style:justify-single-word="false"/>
      <style:text-properties officeooo:rsid="0036ae62" officeooo:paragraph-rsid="0036ae62"/>
    </style:style>
    <style:style style:name="P21" style:family="paragraph" style:parent-style-name="Standard" style:list-style-name="L1">
      <style:paragraph-properties fo:text-align="start" style:justify-single-word="false"/>
      <style:text-properties officeooo:rsid="001b7f10" officeooo:paragraph-rsid="001b7f10"/>
    </style:style>
    <style:style style:name="P22" style:family="paragraph" style:parent-style-name="Standard">
      <style:paragraph-properties fo:text-align="start" style:justify-single-word="false"/>
      <style:text-properties officeooo:rsid="001b7f10" officeooo:paragraph-rsid="001b7f10"/>
    </style:style>
    <style:style style:name="P23" style:family="paragraph" style:parent-style-name="Standard">
      <style:paragraph-properties fo:text-align="start" style:justify-single-word="false"/>
      <style:text-properties officeooo:rsid="001b7f10" officeooo:paragraph-rsid="003c6f7f"/>
    </style:style>
    <style:style style:name="P24" style:family="paragraph" style:parent-style-name="Standard">
      <style:paragraph-properties fo:text-align="start" style:justify-single-word="false"/>
      <style:text-properties officeooo:rsid="002020dd" officeooo:paragraph-rsid="0039f919"/>
    </style:style>
    <style:style style:name="P25" style:family="paragraph" style:parent-style-name="Standard">
      <style:paragraph-properties fo:text-align="start" style:justify-single-word="false"/>
      <style:text-properties officeooo:paragraph-rsid="0036ae62"/>
    </style:style>
    <style:style style:name="P26" style:family="paragraph" style:parent-style-name="Standard">
      <style:paragraph-properties style:line-height-at-least="0.503cm"/>
      <style:text-properties fo:color="#000000" style:font-name="Droid Sans Mono" fo:font-size="10.5pt" fo:font-weight="normal" fo:background-color="transparent"/>
    </style:style>
    <style:style style:name="T1" style:family="text">
      <style:text-properties officeooo:rsid="001b7f10"/>
    </style:style>
    <style:style style:name="T2" style:family="text">
      <style:text-properties officeooo:rsid="001b9b1e"/>
    </style:style>
    <style:style style:name="T3" style:family="text">
      <style:text-properties officeooo:rsid="001bf072"/>
    </style:style>
    <style:style style:name="T4" style:family="text">
      <style:text-properties officeooo:rsid="001ea922"/>
    </style:style>
    <style:style style:name="T5" style:family="text">
      <style:text-properties officeooo:rsid="00218e1d"/>
    </style:style>
    <style:style style:name="T6" style:family="text">
      <style:text-properties officeooo:rsid="0024003c"/>
    </style:style>
    <style:style style:name="T7" style:family="text">
      <style:text-properties officeooo:rsid="002a3e4f"/>
    </style:style>
    <style:style style:name="T8" style:family="text">
      <style:text-properties officeooo:rsid="002b7c09"/>
    </style:style>
    <style:style style:name="T9" style:family="text">
      <style:text-properties officeooo:rsid="002e85a6"/>
    </style:style>
    <style:style style:name="T10" style:family="text">
      <style:text-properties fo:background-color="#ffff00" loext:char-shading-value="0"/>
    </style:style>
    <style:style style:name="T11" style:family="text">
      <style:text-properties officeooo:rsid="00316e62"/>
    </style:style>
    <style:style style:name="T12" style:family="text">
      <style:text-properties officeooo:rsid="0031ece9"/>
    </style:style>
    <style:style style:name="T13" style:family="text">
      <style:text-properties officeooo:rsid="0033a6dd"/>
    </style:style>
    <style:style style:name="T14" style:family="text">
      <style:text-properties officeooo:rsid="00395966"/>
    </style:style>
    <style:style style:name="T15" style:family="text">
      <style:text-properties officeooo:rsid="003aae34"/>
    </style:style>
    <style:style style:name="T16" style:family="text">
      <style:text-properties officeooo:rsid="003ad8a9"/>
    </style:style>
    <style:style style:name="T17" style:family="text">
      <style:text-properties officeooo:rsid="003d79e9"/>
    </style:style>
    <style:style style:name="T18" style:family="text">
      <style:text-properties officeooo:rsid="003de188"/>
    </style:style>
    <style:style style:name="T19" style:family="text">
      <style:text-properties officeooo:rsid="0036ae62"/>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tinez Anthony </text:p>
      <text:p text:style-name="P1"/>
      <text:p text:style-name="P1"/>
      <text:p text:style-name="P2">Compte-rendu séance 9 :</text:p>
      <text:p text:style-name="P2"/>
      <text:p text:style-name="P2"/>
      <text:p text:style-name="P2"/>
      <text:p text:style-name="P3"><text:tab/><text:span text:style-name="T1">Pour cette étape du projet j’ai effectué le profiling du projet pour essayer d’optimiser le temps d’exécution du programme. Et j’ai ajouté des commentaires pour chaque fonction du programme, avec la syntaxe adaptée pour l’outil doxygen.</text:span></text:p>
      <text:p text:style-name="P3"/>
      <text:p text:style-name="P3"/>
      <text:p text:style-name="P3"><text:tab/><text:span text:style-name="T1">D’abord j’ai ajouté des options de compilation au Makefile :</text:span></text:p>
      <text:list xml:id="list3865249820" text:style-name="L1">
        <text:list-item>
          <text:p text:style-name="P21">Une pour pouvoir exécuter l’outil gprof sur notre programme. </text:p>
        </text:list-item>
        <text:list-item>
          <text:p text:style-name="P21">Une deuxième pour l’ajout de commentaire à l’aide de doxygen</text:p>
        </text:list-item>
      </text:list>
      <text:p text:style-name="P8"/>
      <text:p text:style-name="P4"><text:tab/><text:span text:style-name="T3">Voici les nouvelles règles du Makefile :</text:span></text:p>
      <text:p text:style-name="P6">ifdef profiling</text:p>
      <text:p text:style-name="P7">CC+=-pg</text:p>
      <text:p text:style-name="P7">endif</text:p>
      <text:p text:style-name="P4"/>
      <text:p text:style-name="P6">#Règle de compilation pour la documentation avec doxygen <text:span text:style-name="T4">qui a été ajoutée à all</text:span></text:p>
      <text:p text:style-name="P7">doxygen:</text:p>
      <text:p text:style-name="P7"><text:tab/>doxygen doxy-convert.conf</text:p>
      <text:p text:style-name="P4"/>
      <text:p text:style-name="P24"><text:tab/>Pour pouvoir faire le profiling du programme il faut compiler avec l’option profiling=1 <text:span text:style-name="T5">(commande make profiling=1)</text:span>, <text:span text:style-name="T5">et la documentation se génère automatiquement.</text:span></text:p>
      <text:p text:style-name="P8"/>
      <text:p text:style-name="P5"><text:tab/><text:span text:style-name="T2">Pour le fichier doxy-convert.conf j’ai changé le titre du projet et j’ai ajouté l’option RECURSIVE pour que la documentation cherche aussi dans les dossiers du projet.</text:span></text:p>
      <text:p text:style-name="P4"/>
      <text:p text:style-name="P4"><text:tab/></text:p>
      <text:p text:style-name="P4"><text:tab/><text:span text:style-name="T15">Après une première exécution de gprof voici ce que l’on a obtenu :</text:span></text:p>
      <text:p text:style-name="P4">Each sample counts as 0.01 seconds.</text:p>
      <text:p text:style-name="P4"><text:s text:c="2"/>% <text:s text:c="2"/>cumulative <text:s text:c="2"/>self <text:s text:c="13"/>self <text:s text:c="4"/>total <text:s text:c="10"/></text:p>
      <text:p text:style-name="P4"><text:s/>time <text:s text:c="2"/>seconds <text:s text:c="2"/>seconds <text:s text:c="3"/>calls <text:s/>ms/call <text:s/>ms/call <text:s/>name <text:s text:c="3"/></text:p>
      <text:p text:style-name="P4"><text:s/>25.00 <text:s text:c="5"/>0.10 <text:s text:c="4"/>0.10 <text:s/>8241671 <text:s text:c="4"/>0.00 <text:s text:c="4"/>0.00 <text:s/>getCharnum</text:p>
      <text:p text:style-name="P4"><text:s/>17.50 <text:s text:c="5"/>0.17 <text:s text:c="4"/>0.07 <text:s/>8408702 <text:s text:c="4"/>0.00 <text:s text:c="4"/>0.00 <text:s/>getMask</text:p>
      <text:p text:style-name="P4"><text:s/>12.50 <text:s text:c="5"/>0.22 <text:s text:c="4"/>0.05 <text:s text:c="3"/>10007 <text:s text:c="4"/>0.00 <text:s text:c="4"/>0.00 <text:s/>incWord</text:p>
      <text:p text:style-name="P4"><text:s/>10.00 <text:s text:c="5"/>0.26 <text:s text:c="4"/>0.04 <text:s text:c="28"/>_int_malloc</text:p>
      <text:p text:style-name="P4"><text:s text:c="2"/>7.50 <text:s text:c="5"/>0.29 <text:s text:c="4"/>0.03 <text:s text:c="2"/>568719 <text:s text:c="4"/>0.00 <text:s text:c="4"/>0.00 <text:s/>maillonToString</text:p>
      <text:p text:style-name="P4"><text:s text:c="2"/>5.00 <text:s text:c="5"/>0.31 <text:s text:c="4"/>0.02 <text:s/>8241671 <text:s text:c="4"/>0.00 <text:s text:c="4"/>0.00 <text:s/>numToChar</text:p>
      <text:p text:style-name="P4"><text:s text:c="2"/>5.00 <text:s text:c="5"/>0.33 <text:s text:c="4"/>0.02 <text:s text:c="2"/>568719 <text:s text:c="4"/>0.00 <text:s text:c="4"/>0.00 <text:s/>getSizeMaillon</text:p>
      <text:p text:style-name="P4"><text:s text:c="2"/>5.00 <text:s text:c="5"/>0.35 <text:s text:c="4"/>0.02 <text:s text:c="28"/>writev</text:p>
      <text:p text:style-name="P4"><text:s text:c="2"/>2.50 <text:s text:c="5"/>0.36 <text:s text:c="4"/>0.01 <text:s/>5829050 <text:s text:c="4"/>0.00 <text:s text:c="4"/>0.00 <text:s/>isAvailable</text:p>
      <text:p text:style-name="P4"><text:s text:c="2"/>2.50 <text:s text:c="5"/>0.37 <text:s text:c="4"/>0.01 <text:s text:c="28"/>__profile_frequency</text:p>
      <text:p text:style-name="P4"><text:s text:c="2"/>2.50 <text:s text:c="5"/>0.38 <text:s text:c="4"/>0.01 <text:s text:c="28"/>__strchr_sse2</text:p>
      <text:p text:style-name="P4"><text:s text:c="2"/>2.50 <text:s text:c="5"/>0.39 <text:s text:c="4"/>0.01 <text:s text:c="28"/>strchrnul</text:p>
      <text:p text:style-name="P4"><text:s text:c="2"/>1.25 <text:s text:c="5"/>0.40 <text:s text:c="4"/>0.01 <text:s text:c="28"/>__malloc_check_init</text:p>
      <text:p text:style-name="P4"><text:s text:c="2"/>1.25 <text:s text:c="5"/>0.40 <text:s text:c="4"/>0.01 <text:s text:c="28"/>malloc</text:p>
      <text:p text:style-name="P4"><text:s text:c="2"/>0.00 <text:s text:c="5"/>0.40 <text:s text:c="4"/>0.00 <text:s text:c="2"/>284338 <text:s text:c="4"/>0.00 <text:s text:c="4"/>0.00 <text:s/>compareWord</text:p>
      <text:p text:style-name="P4"><text:s text:c="2"/>0.00 <text:s text:c="5"/>0.40 <text:s text:c="4"/>0.00 <text:s text:c="2"/>167031 <text:s text:c="4"/>0.00 <text:s text:c="4"/>0.00 <text:s/>charToNum</text:p>
      <text:p text:style-name="P4"><text:soft-page-break/><text:s text:c="2"/>0.00 <text:s text:c="5"/>0.40 <text:s text:c="4"/>0.00 <text:s text:c="2"/>167031 <text:s text:c="4"/>0.00 <text:s text:c="4"/>0.00 <text:s/>setCharnum</text:p>
      <text:p text:style-name="P4"><text:s text:c="2"/>0.00 <text:s text:c="5"/>0.40 <text:s text:c="4"/>0.00 <text:s text:c="3"/>37788 <text:s text:c="4"/>0.00 <text:s text:c="4"/>0.01 <text:s/>addToDico</text:p>
      <text:p text:style-name="P4"><text:s text:c="2"/>0.00 <text:s text:c="5"/>0.40 <text:s text:c="4"/>0.00 <text:s text:c="3"/>37788 <text:s text:c="4"/>0.00 <text:s text:c="4"/>0.00 <text:s/>generateMot_t</text:p>
      <text:p text:style-name="P4"><text:s text:c="2"/>0.00 <text:s text:c="5"/>0.40 <text:s text:c="4"/>0.00 <text:s text:c="3"/>37788 <text:s text:c="4"/>0.00 <text:s text:c="4"/>0.00 <text:s/>next_word</text:p>
      <text:p text:style-name="P4"><text:s text:c="2"/>0.00 <text:s text:c="5"/>0.40 <text:s text:c="4"/>0.00 <text:s text:c="3"/>37788 <text:s text:c="4"/>0.00 <text:s text:c="4"/>0.00 <text:s/>stringToMaillon</text:p>
      <text:p text:style-name="P4"><text:s text:c="2"/>0.00 <text:s text:c="5"/>0.40 <text:s text:c="4"/>0.00 <text:s text:c="3"/>37787 <text:s text:c="4"/>0.00 <text:s text:c="4"/>0.01 <text:s/>insertDico</text:p>
      <text:p text:style-name="P4"><text:s text:c="2"/>0.00 <text:s text:c="5"/>0.40 <text:s text:c="4"/>0.00 <text:s text:c="3"/>27738 <text:s text:c="4"/>0.00 <text:s text:c="4"/>0.00 <text:s/>addHeadWord</text:p>
      <text:p text:style-name="P4"><text:s text:c="2"/>0.00 <text:s text:c="5"/>0.40 <text:s text:c="4"/>0.00 <text:s text:c="6"/>43 <text:s text:c="4"/>0.00 <text:s text:c="4"/>0.00 <text:s/>displayWord</text:p>
      <text:p text:style-name="P4"><text:s text:c="2"/>0.00 <text:s text:c="5"/>0.40 <text:s text:c="4"/>0.00 <text:s text:c="6"/>42 <text:s text:c="4"/>0.00 <text:s text:c="4"/>0.00 <text:s/>addTailWord</text:p>
      <text:p text:style-name="P4"><text:s text:c="2"/>0.00 <text:s text:c="5"/>0.40 <text:s text:c="4"/>0.00 <text:s text:c="7"/>1 <text:s text:c="4"/>0.00 <text:s text:c="4"/>0.02 <text:s/>displayDico</text:p>
      <text:p text:style-name="P4">0.00 <text:s text:c="5"/>0.40 <text:s text:c="4"/>0.00 <text:s text:c="7"/>1 <text:s text:c="4"/>0.00 <text:s text:c="2"/>300.01 <text:s/>main</text:p>
      <text:p text:style-name="P4"/>
      <text:p text:style-name="P4"><text:tab/><text:span text:style-name="T16">Je n’ai pas compris pourquoi les fonctions qui durent le plus longtemps sont getMask, et getCharnum, et comme je ne comprends pas exactement comment fonctionne certaines fonctions. Je me suis donc concentré sur le nombre d’appel des fonctions. </text:span></text:p>
      <text:p text:style-name="P23"><text:tab/><text:span text:style-name="T6">Avec le profiling du programme j’ai réduit le nombre d’appel des fonctions, voici les graphiques qui montre l’évolution du nombre d’appel en fonction des changements effectués. </text:span></text:p>
      <text:p text:style-name="P23"><text:span text:style-name="T6"><text:tab/>Une étape correspond à un changement, après chaque changement un profiling est réalisé pour voir si ce changement est utile ou non. Voici les différentes étapes : </text:span></text:p>
      <text:p text:style-name="P4"/>
      <text:p text:style-name="P9">Étape 1 : Ajout des macros CHARTONUM, NUMTOCHAR et ISAVAILABLE qui remplace respectivement les fonctions : charToNum, numToChar et isAvailable.</text:p>
      <text:p text:style-name="P10"><text:tab/>Voici le code de chaque Macro:</text:p>
      <text:p text:style-name="P7">#define CHARTONUM(c) (((c) - 'a') + 1)</text:p>
      <text:p text:style-name="P7"/>
      <text:p text:style-name="P7">#define NUMTOCHAR(i) (((i) + 'a') - 1)</text:p>
      <text:p text:style-name="P7"/>
      <text:p text:style-name="P7">//<text:span text:style-name="T17">Les macros INFA et SUPZ sont la pour rendre le macro ISAVAILABLE plus clair.</text:span></text:p>
      <text:p text:style-name="P7">#define INFA(c) c &lt; 'a'</text:p>
      <text:p text:style-name="P7">#define SUPZ(c) c &gt; 'z'</text:p>
      <text:p text:style-name="P7">#define ISAVAILABLE(c) (INFA(c) || SUPZ(c) ? 0 : 1)</text:p>
      <text:p text:style-name="P10"><text:s/></text:p>
      <text:p text:style-name="P11">Étape <text:span text:style-name="T7">2 : Changement de la fonction maillonToString pour qu’elle appelle moins de fois la fonction getCharNum</text:span></text:p>
      <text:p text:style-name="P11"><text:tab/><text:span text:style-name="T8">Voici le nouveau code de la fonction maillonToString :</text:span></text:p>
      <text:p text:style-name="P16">char reCharnum;</text:p>
      <text:p text:style-name="P11">while (useLink != NULL) {</text:p>
      <text:p text:style-name="P11"><text:s text:c="2"/>for(i=0;i&lt;=5;i++) {</text:p>
      <text:p text:style-name="P11"><text:s text:c="13"/><text:span text:style-name="T10">reCharnum = getCharnum(useLink, i);</text:span></text:p>
      <text:p text:style-name="P11"><text:tab/> <text:s/>if (ISAVAILABLE(<text:span text:style-name="T10">reCharnum</text:span>) == 0) {break;}</text:p>
      <text:p text:style-name="P11"><text:tab/> <text:s/>else {</text:p>
      <text:p text:style-name="P11"><text:tab/> <text:s text:c="3"/>word[index] = <text:span text:style-name="T10">reCharnum</text:span>; </text:p>
      <text:p text:style-name="P11"><text:tab/> <text:s text:c="3"/>index++;</text:p>
      <text:p text:style-name="P11"><text:tab/> <text:s/>}</text:p>
      <text:p text:style-name="P11"><text:s text:c="2"/>}</text:p>
      <text:p text:style-name="P11"><text:s text:c="2"/>useLink = useLink-&gt;next;</text:p>
      <text:p text:style-name="P11">}</text:p>
      <text:p text:style-name="P15">A la place de :</text:p>
      <text:p text:style-name="P12">while (useLink != NULL) {</text:p>
      <text:p text:style-name="P12"><text:s text:c="2"/>for(i=0;i&lt;=5;i++) {</text:p>
      <text:p text:style-name="P12"><text:tab/> <text:s/>if (ISAVAILABLE(<text:span text:style-name="T10">getCharnum(useLink,i)</text:span>) == 0) {break;}</text:p>
      <text:p text:style-name="P12"><text:tab/> <text:s/>else {</text:p>
      <text:p text:style-name="P12"><text:soft-page-break/><text:tab/> <text:s text:c="3"/>word[index] = <text:span text:style-name="T10">getCharnum(useLink,i);</text:span></text:p>
      <text:p text:style-name="P12"><text:tab/> <text:s text:c="3"/>index++;</text:p>
      <text:p text:style-name="P12"><text:tab/> <text:s/>}</text:p>
      <text:p text:style-name="P12"><text:s text:c="2"/>}</text:p>
      <text:p text:style-name="P12"><text:s text:c="2"/>useLink = useLink-&gt;next;</text:p>
      <text:p text:style-name="P12">}</text:p>
      <text:p text:style-name="P12"/>
      <text:p text:style-name="P12">Étape <text:span text:style-name="T9">3 : Ajout de buffer de sortie, changement des fonctions printf ( …) en fprintf(stdout, …) dans toutes les fonctions.</text:span></text:p>
      <text:p text:style-name="P12"/>
      <text:p text:style-name="P13">Étape <text:span text:style-name="T11">4 : Changement de la fonction insertDico pour qu’elle appelle moins de fois la fonction compareWord. Voici le changement effectué :</text:span></text:p>
      <text:p text:style-name="P17"><text:s/>int resCompareWord = compareWord(newDictionary-&gt;mot,linkWord);</text:p>
      <text:p text:style-name="P13"><text:s text:c="2"/>while(<text:span text:style-name="T10">resCompareWord&lt;</text:span>0 &amp;&amp; newDictionary != NULL) {</text:p>
      <text:p text:style-name="P13"><text:s text:c="4"/>if (newDictionary-&gt;next == NULL) {</text:p>
      <text:p text:style-name="P13"><text:s text:c="6"/>addTailWord(newDictionary,linkWord);</text:p>
      <text:p text:style-name="P13"><text:s text:c="6"/>return;</text:p>
      <text:p text:style-name="P13"><text:s text:c="4"/>} else {</text:p>
      <text:p text:style-name="P13"><text:s text:c="6"/>newDictionaryPrevious = newDictionary;</text:p>
      <text:p text:style-name="P13"><text:s text:c="6"/>newDictionary = newDictionary-&gt;next;</text:p>
      <text:p text:style-name="P13"><text:s text:c="6"/><text:span text:style-name="T10">resCompareWord = compareWord(newDictionary-&gt;mot,linkWord);</text:span></text:p>
      <text:p text:style-name="P13"><text:s text:c="4"/>}</text:p>
      <text:p text:style-name="P13"><text:s text:c="2"/>}</text:p>
      <text:p text:style-name="P13"><text:s text:c="2"/>if (<text:span text:style-name="T10">resCompareWord</text:span> <text:span text:style-name="T12">== 0</text:span>) { ....</text:p>
      <text:p text:style-name="P13"/>
      <text:p text:style-name="P18">Ancienne fonction :</text:p>
      <text:p text:style-name="P13"><text:s text:c="2"/>while(<text:span text:style-name="T10">compareWord(newDictionary-&gt;mot,linkWord)</text:span>&lt;0 &amp;&amp; newDictionary != NULL) {</text:p>
      <text:p text:style-name="P13"><text:s text:c="4"/>if (newDictionary-&gt;next == NULL) {</text:p>
      <text:p text:style-name="P13"><text:s text:c="6"/>addTailWord(newDictionary,linkWord);</text:p>
      <text:p text:style-name="P13"><text:s text:c="6"/>return;</text:p>
      <text:p text:style-name="P13"><text:s text:c="4"/>} else {</text:p>
      <text:p text:style-name="P13"><text:s text:c="6"/>newDictionaryPrevious = newDictionary;</text:p>
      <text:p text:style-name="P13"><text:s text:c="6"/>newDictionary = newDictionary-&gt;next;</text:p>
      <text:p text:style-name="P13"><text:s text:c="4"/>}</text:p>
      <text:p text:style-name="P13"><text:s text:c="2"/>}</text:p>
      <text:p text:style-name="P14"><text:s text:c="2"/>if (<text:span text:style-name="T10">compareWord(newDictionary→mot,linkWord) </text:span><text:span text:style-name="T13">== 0</text:span>) { ....</text:p>
      <text:p text:style-name="P13"/>
      <text:p text:style-name="P13">Étape <text:span text:style-name="T11">5 : Changement des fonctions getCharNum et setCharNum en fonction inline pour faire gagner du temps à l’exécution.</text:span></text:p>
      <text:p text:style-name="P13"/>
      <text:p text:style-name="P13"/>
      <text:p text:style-name="P19">Voici les graphiques obtenus :</text:p>
      <text:p text:style-name="P19"/>
      <text:p text:style-name="P20"><draw:frame draw:style-name="fr1" draw:name="Objet1" text:anchor-type="paragraph" svg:width="19.029cm" svg:height="10.703cm" draw:z-index="0"><draw:object xlink:href="./Object 1" xlink:type="simple" xlink:show="embed" xlink:actuate="onLoad"/><draw:image xlink:href="./ObjectReplacements/Object 1" xlink:type="simple" xlink:show="embed" xlink:actuate="onLoad"/></draw:frame><text:soft-page-break/>Même graphique pour les fonctions getMask et getCharNum :</text:p>
      <text:p text:style-name="P20"><draw:frame draw:style-name="fr1" draw:name="Objet3" text:anchor-type="paragraph" svg:width="17.103cm" svg:height="11.042cm" draw:z-index="1"><draw:object xlink:href="./Object 3" xlink:type="simple" xlink:show="embed" xlink:actuate="onLoad"/><draw:image xlink:href="./ObjectReplacements/Object 3" xlink:type="simple" xlink:show="embed" xlink:actuate="onLoad"/></draw:frame></text:p>
      <text:p text:style-name="P20"><text:s/><text:tab/></text:p>
      <text:p text:style-name="P20"><draw:frame draw:style-name="fr1" draw:name="Objet2" text:anchor-type="paragraph" svg:width="16.004cm" svg:height="9.006cm" draw:z-index="2"><draw:object xlink:href="./Object 2" xlink:type="simple" xlink:show="embed" xlink:actuate="onLoad"/><draw:image xlink:href="./ObjectReplacements/Object 2" xlink:type="simple" xlink:show="embed" xlink:actuate="onLoad"/></draw:frame><text:soft-page-break/></text:p>
      <text:p text:style-name="P20"/>
      <text:p text:style-name="P25"><text:span text:style-name="T19"><text:tab/>En conclusion j’ai réduit les appels de certaines fonctions qui étaient inutile. Mais je n’ai pas réussi à changer le code source des fonctions, car je ne le comprends toujours pas…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3T16:10:43.289326413</meta:creation-date>
    <dc:date>2020-03-25T12:55:37.058028028</dc:date>
    <meta:editing-duration>PT48M15S</meta:editing-duration>
    <meta:editing-cycles>36</meta:editing-cycles>
    <meta:generator>LibreOffice/6.3.5.2$Linux_X86_64 LibreOffice_project/30$Build-2</meta:generator>
    <meta:document-statistic meta:table-count="0" meta:image-count="0" meta:object-count="3" meta:page-count="5" meta:paragraph-count="114" meta:word-count="774" meta:character-count="5994" meta:non-whitespace-character-count="4380"/>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8"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9"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20" style:family="chart" style:data-style-name="N0">
      <style:chart-properties chart:symbol-type="none" chart:link-data-style-to-source="true"/>
      <style:graphic-properties svg:stroke-width="0.08cm" svg:stroke-color="#0084d1" draw:fill-color="#0084d1"/>
      <style:text-properties fo:font-size="10pt" style:font-size-asian="10pt" style:font-size-complex="10pt"/>
    </style:style>
    <style:style style:name="ch21"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2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23"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24" style:family="chart">
      <style:graphic-properties draw:stroke="solid" svg:stroke-color="#b3b3b3" draw:fill="none" draw:fill-color="#e6e6e6"/>
    </style:style>
    <style:style style:name="ch25" style:family="chart">
      <style:graphic-properties svg:stroke-color="#b3b3b3" draw:fill-color="#cccccc"/>
    </style:style>
  </office:automatic-styles>
  <office:body>
    <office:chart>
      <chart:chart svg:width="19.028cm" svg:height="10.703cm" xlink:href="." xlink:type="simple" chart:class="chart:line" chart:style-name="ch1">
        <chart:title svg:x="2.438cm" svg:y="0.39cm" chart:style-name="ch2">
          <text:p>Nombre d'appel des fonctions en fonction des changements effectués</text:p>
        </chart:title>
        <chart:legend chart:legend-position="end" svg:x="15.461cm" svg:y="1.566cm" style:legend-expansion="high" chart:style-name="ch3"/>
        <chart:plot-area chart:style-name="ch4" chart:data-source-has-labels="both" svg:x="1.391cm" svg:y="1.343cm" svg:width="13.69cm" svg:height="8.165cm">
          <chartooo:coordinate-region svg:x="2.753cm" svg:y="1.542cm" svg:width="12.235cm" svg:height="7.319cm"/>
          <chart:axis chart:dimension="x" chart:name="primary-x" chart:style-name="ch5" chartooo:axis-type="text">
            <chart:title svg:x="6.591cm" svg:y="9.722cm" chart:style-name="ch6">
              <text:p>Changement effectué </text:p>
            </chart:title>
            <chart:categories table:cell-range-address="local-table.$A$2:.$A$7"/>
          </chart:axis>
          <chart:axis chart:dimension="y" chart:name="primary-y" chart:style-name="ch5">
            <chart:title svg:x="0.451cm" svg:y="7.639cm" chart:style-name="ch7">
              <text:p>Nombre d'appel de la fonction</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series chart:style-name="ch11" chart:values-cell-range-address="local-table.$D$2:.$D$7" chart:label-cell-address="local-table.$D$1" chart:class="chart:line">
            <chart:data-point chart:repeated="6"/>
          </chart:series>
          <chart:series chart:style-name="ch12" chart:values-cell-range-address="local-table.$E$2:.$E$7" chart:label-cell-address="local-table.$E$1" chart:class="chart:line">
            <chart:data-point chart:repeated="6"/>
          </chart:series>
          <chart:series chart:style-name="ch13" chart:values-cell-range-address="local-table.$F$2:.$F$7" chart:label-cell-address="local-table.$F$1" chart:class="chart:line">
            <chart:data-point chart:repeated="6"/>
          </chart:series>
          <chart:series chart:style-name="ch14" chart:values-cell-range-address="local-table.$G$2:.$G$7" chart:label-cell-address="local-table.$G$1" chart:class="chart:line">
            <chart:data-point chart:repeated="6"/>
          </chart:series>
          <chart:series chart:style-name="ch15" chart:values-cell-range-address="local-table.$H$2:.$H$7" chart:label-cell-address="local-table.$H$1" chart:class="chart:line">
            <chart:data-point chart:repeated="6"/>
          </chart:series>
          <chart:series chart:style-name="ch16" chart:values-cell-range-address="local-table.$I$2:.$I$7" chart:label-cell-address="local-table.$I$1" chart:class="chart:line">
            <chart:data-point chart:repeated="6"/>
          </chart:series>
          <chart:series chart:style-name="ch17" chart:values-cell-range-address="local-table.$J$2:.$J$7" chart:label-cell-address="local-table.$J$1" chart:class="chart:line">
            <chart:data-point chart:repeated="6"/>
          </chart:series>
          <chart:series chart:style-name="ch18" chart:values-cell-range-address="local-table.$K$2:.$K$7" chart:label-cell-address="local-table.$K$1" chart:class="chart:line">
            <chart:data-point chart:repeated="6"/>
          </chart:series>
          <chart:series chart:style-name="ch19" chart:values-cell-range-address="local-table.$L$2:.$L$7" chart:label-cell-address="local-table.$L$1" chart:class="chart:line">
            <chart:data-point chart:repeated="6"/>
          </chart:series>
          <chart:series chart:style-name="ch20" chart:values-cell-range-address="local-table.$M$2:.$M$7" chart:label-cell-address="local-table.$M$1" chart:class="chart:line">
            <chart:data-point chart:repeated="6"/>
          </chart:series>
          <chart:series chart:style-name="ch21" chart:values-cell-range-address="local-table.$N$2:.$N$7" chart:label-cell-address="local-table.$N$1" chart:class="chart:line">
            <chart:data-point chart:repeated="6"/>
          </chart:series>
          <chart:series chart:style-name="ch22" chart:values-cell-range-address="local-table.$O$2:.$O$7" chart:label-cell-address="local-table.$O$1" chart:class="chart:line">
            <chart:data-point chart:repeated="6"/>
          </chart:series>
          <chart:series chart:style-name="ch23" chart:values-cell-range-address="local-table.$P$2:.$P$7" chart:label-cell-address="local-table.$P$1" chart:class="chart:line">
            <chart:data-point chart:repeated="6"/>
          </chart:series>
          <chart:wall chart:style-name="ch24"/>
          <chart:floor chart:style-name="ch25"/>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incword</text:p>
              </table:table-cell>
              <table:table-cell office:value-type="string">
                <text:p>getsizemaillon</text:p>
              </table:table-cell>
              <table:table-cell office:value-type="string">
                <text:p>setcharnum</text:p>
              </table:table-cell>
              <table:table-cell office:value-type="string">
                <text:p>next_word</text:p>
              </table:table-cell>
              <table:table-cell office:value-type="string">
                <text:p>main</text:p>
              </table:table-cell>
              <table:table-cell office:value-type="string">
                <text:p>maillontostring</text:p>
              </table:table-cell>
              <table:table-cell office:value-type="string">
                <text:p>compareword</text:p>
              </table:table-cell>
              <table:table-cell office:value-type="string">
                <text:p>addtodico</text:p>
              </table:table-cell>
              <table:table-cell office:value-type="string">
                <text:p>generatemot_t</text:p>
              </table:table-cell>
              <table:table-cell office:value-type="string">
                <text:p>stringtomaillon</text:p>
              </table:table-cell>
              <table:table-cell office:value-type="string">
                <text:p>insertdico</text:p>
              </table:table-cell>
              <table:table-cell office:value-type="string">
                <text:p>addheadword</text:p>
              </table:table-cell>
              <table:table-cell office:value-type="string">
                <text:p>displayword</text:p>
              </table:table-cell>
              <table:table-cell office:value-type="string">
                <text:p>addtailword</text:p>
              </table:table-cell>
              <table:table-cell office:value-type="string">
                <text:p>displaydico</text:p>
              </table:table-cell>
            </table:table-row>
          </table:table-header-rows>
          <table:table-rows>
            <table:table-row>
              <table:table-cell office:value-type="string">
                <text:p>1</text:p>
              </table:table-cell>
              <table:table-cell office:value-type="float" office:value="10007">
                <text:p>10007</text:p>
              </table:table-cell>
              <table:table-cell office:value-type="float" office:value="568719">
                <text:p>568719</text:p>
              </table:table-cell>
              <table:table-cell office:value-type="float" office:value="167031">
                <text:p>167031</text:p>
              </table:table-cell>
              <table:table-cell office:value-type="float" office:value="37788">
                <text:p>37788</text:p>
              </table:table-cell>
              <table:table-cell office:value-type="float" office:value="1">
                <text:p>1</text:p>
              </table:table-cell>
              <table:table-cell office:value-type="float" office:value="568719">
                <text:p>568719</text:p>
              </table:table-cell>
              <table:table-cell office:value-type="float" office:value="284338">
                <text:p>284338</text:p>
              </table:table-cell>
              <table:table-cell office:value-type="float" office:value="37788">
                <text:p>37788</text:p>
              </table:table-cell>
              <table:table-cell office:value-type="float" office:value="37788">
                <text:p>37788</text:p>
              </table:table-cell>
              <table:table-cell office:value-type="float" office:value="37788">
                <text:p>37788</text:p>
              </table:table-cell>
              <table:table-cell office:value-type="float" office:value="37787">
                <text:p>37787</text:p>
              </table:table-cell>
              <table:table-cell office:value-type="float" office:value="27738">
                <text:p>27738</text:p>
              </table:table-cell>
              <table:table-cell office:value-type="float" office:value="43">
                <text:p>43</text:p>
              </table:table-cell>
              <table:table-cell office:value-type="float" office:value="42">
                <text:p>42</text:p>
              </table:table-cell>
              <table:table-cell office:value-type="float" office:value="1">
                <text:p>1</text:p>
              </table:table-cell>
            </table:table-row>
            <table:table-row>
              <table:table-cell office:value-type="string">
                <text:p>2</text:p>
              </table:table-cell>
              <table:table-cell office:value-type="float" office:value="10007">
                <text:p>10007</text:p>
              </table:table-cell>
              <table:table-cell office:value-type="float" office:value="568719">
                <text:p>568719</text:p>
              </table:table-cell>
              <table:table-cell office:value-type="float" office:value="167031">
                <text:p>167031</text:p>
              </table:table-cell>
              <table:table-cell office:value-type="float" office:value="37788">
                <text:p>37788</text:p>
              </table:table-cell>
              <table:table-cell office:value-type="float" office:value="1">
                <text:p>1</text:p>
              </table:table-cell>
              <table:table-cell office:value-type="float" office:value="568719">
                <text:p>568719</text:p>
              </table:table-cell>
              <table:table-cell office:value-type="float" office:value="284338">
                <text:p>284338</text:p>
              </table:table-cell>
              <table:table-cell office:value-type="float" office:value="37788">
                <text:p>37788</text:p>
              </table:table-cell>
              <table:table-cell office:value-type="float" office:value="37788">
                <text:p>37788</text:p>
              </table:table-cell>
              <table:table-cell office:value-type="float" office:value="37788">
                <text:p>37788</text:p>
              </table:table-cell>
              <table:table-cell office:value-type="float" office:value="37787">
                <text:p>37787</text:p>
              </table:table-cell>
              <table:table-cell office:value-type="float" office:value="27738">
                <text:p>27738</text:p>
              </table:table-cell>
              <table:table-cell office:value-type="float" office:value="43">
                <text:p>43</text:p>
              </table:table-cell>
              <table:table-cell office:value-type="float" office:value="42">
                <text:p>42</text:p>
              </table:table-cell>
              <table:table-cell office:value-type="float" office:value="1">
                <text:p>1</text:p>
              </table:table-cell>
            </table:table-row>
            <table:table-row>
              <table:table-cell office:value-type="string">
                <text:p>3</text:p>
              </table:table-cell>
              <table:table-cell office:value-type="float" office:value="10007">
                <text:p>10007</text:p>
              </table:table-cell>
              <table:table-cell office:value-type="float" office:value="568719">
                <text:p>568719</text:p>
              </table:table-cell>
              <table:table-cell office:value-type="float" office:value="167031">
                <text:p>167031</text:p>
              </table:table-cell>
              <table:table-cell office:value-type="float" office:value="37788">
                <text:p>37788</text:p>
              </table:table-cell>
              <table:table-cell office:value-type="float" office:value="1">
                <text:p>1</text:p>
              </table:table-cell>
              <table:table-cell office:value-type="float" office:value="568719">
                <text:p>568719</text:p>
              </table:table-cell>
              <table:table-cell office:value-type="float" office:value="284338">
                <text:p>284338</text:p>
              </table:table-cell>
              <table:table-cell office:value-type="float" office:value="37788">
                <text:p>37788</text:p>
              </table:table-cell>
              <table:table-cell office:value-type="float" office:value="37788">
                <text:p>37788</text:p>
              </table:table-cell>
              <table:table-cell office:value-type="float" office:value="37788">
                <text:p>37788</text:p>
              </table:table-cell>
              <table:table-cell office:value-type="float" office:value="37787">
                <text:p>37787</text:p>
              </table:table-cell>
              <table:table-cell office:value-type="float" office:value="27738">
                <text:p>27738</text:p>
              </table:table-cell>
              <table:table-cell office:value-type="float" office:value="43">
                <text:p>43</text:p>
              </table:table-cell>
              <table:table-cell office:value-type="float" office:value="42">
                <text:p>42</text:p>
              </table:table-cell>
              <table:table-cell office:value-type="float" office:value="1">
                <text:p>1</text:p>
              </table:table-cell>
            </table:table-row>
            <table:table-row>
              <table:table-cell office:value-type="string">
                <text:p>4</text:p>
              </table:table-cell>
              <table:table-cell office:value-type="float" office:value="10007">
                <text:p>10007</text:p>
              </table:table-cell>
              <table:table-cell office:value-type="float" office:value="568719">
                <text:p>568719</text:p>
              </table:table-cell>
              <table:table-cell office:value-type="float" office:value="167031">
                <text:p>167031</text:p>
              </table:table-cell>
              <table:table-cell office:value-type="float" office:value="37788">
                <text:p>37788</text:p>
              </table:table-cell>
              <table:table-cell office:value-type="float" office:value="1">
                <text:p>1</text:p>
              </table:table-cell>
              <table:table-cell office:value-type="float" office:value="568719">
                <text:p>568719</text:p>
              </table:table-cell>
              <table:table-cell office:value-type="float" office:value="284338">
                <text:p>284338</text:p>
              </table:table-cell>
              <table:table-cell office:value-type="float" office:value="37788">
                <text:p>37788</text:p>
              </table:table-cell>
              <table:table-cell office:value-type="float" office:value="37788">
                <text:p>37788</text:p>
              </table:table-cell>
              <table:table-cell office:value-type="float" office:value="37788">
                <text:p>37788</text:p>
              </table:table-cell>
              <table:table-cell office:value-type="float" office:value="37787">
                <text:p>37787</text:p>
              </table:table-cell>
              <table:table-cell office:value-type="float" office:value="27738">
                <text:p>27738</text:p>
              </table:table-cell>
              <table:table-cell office:value-type="float" office:value="43">
                <text:p>43</text:p>
              </table:table-cell>
              <table:table-cell office:value-type="float" office:value="42">
                <text:p>42</text:p>
              </table:table-cell>
              <table:table-cell office:value-type="float" office:value="1">
                <text:p>1</text:p>
              </table:table-cell>
            </table:table-row>
            <table:table-row>
              <table:table-cell office:value-type="string">
                <text:p>5</text:p>
              </table:table-cell>
              <table:table-cell office:value-type="float" office:value="10007">
                <text:p>10007</text:p>
              </table:table-cell>
              <table:table-cell office:value-type="float" office:value="493151">
                <text:p>493151</text:p>
              </table:table-cell>
              <table:table-cell office:value-type="float" office:value="167031">
                <text:p>167031</text:p>
              </table:table-cell>
              <table:table-cell office:value-type="float" office:value="37788">
                <text:p>37788</text:p>
              </table:table-cell>
              <table:table-cell office:value-type="float" office:value="1">
                <text:p>1</text:p>
              </table:table-cell>
              <table:table-cell office:value-type="float" office:value="493151">
                <text:p>493151</text:p>
              </table:table-cell>
              <table:table-cell office:value-type="float" office:value="246554">
                <text:p>246554</text:p>
              </table:table-cell>
              <table:table-cell office:value-type="float" office:value="37788">
                <text:p>37788</text:p>
              </table:table-cell>
              <table:table-cell office:value-type="float" office:value="37788">
                <text:p>37788</text:p>
              </table:table-cell>
              <table:table-cell office:value-type="float" office:value="37788">
                <text:p>37788</text:p>
              </table:table-cell>
              <table:table-cell office:value-type="float" office:value="37787">
                <text:p>37787</text:p>
              </table:table-cell>
              <table:table-cell office:value-type="float" office:value="27738">
                <text:p>27738</text:p>
              </table:table-cell>
              <table:table-cell office:value-type="float" office:value="43">
                <text:p>43</text:p>
              </table:table-cell>
              <table:table-cell office:value-type="float" office:value="42">
                <text:p>42</text:p>
              </table:table-cell>
              <table:table-cell office:value-type="float" office:value="1">
                <text:p>1</text:p>
              </table:table-cell>
            </table:table-row>
            <table:table-row>
              <table:table-cell office:value-type="string">
                <text:p>6</text:p>
              </table:table-cell>
              <table:table-cell office:value-type="float" office:value="10007">
                <text:p>10007</text:p>
              </table:table-cell>
              <table:table-cell office:value-type="float" office:value="493151">
                <text:p>493151</text:p>
              </table:table-cell>
              <table:table-cell office:value-type="float" office:value="167031">
                <text:p>167031</text:p>
              </table:table-cell>
              <table:table-cell office:value-type="float" office:value="37788">
                <text:p>37788</text:p>
              </table:table-cell>
              <table:table-cell office:value-type="float" office:value="1">
                <text:p>1</text:p>
              </table:table-cell>
              <table:table-cell office:value-type="float" office:value="493151">
                <text:p>493151</text:p>
              </table:table-cell>
              <table:table-cell office:value-type="float" office:value="246554">
                <text:p>246554</text:p>
              </table:table-cell>
              <table:table-cell office:value-type="float" office:value="37788">
                <text:p>37788</text:p>
              </table:table-cell>
              <table:table-cell office:value-type="float" office:value="37788">
                <text:p>37788</text:p>
              </table:table-cell>
              <table:table-cell office:value-type="float" office:value="37788">
                <text:p>37788</text:p>
              </table:table-cell>
              <table:table-cell office:value-type="float" office:value="37787">
                <text:p>37787</text:p>
              </table:table-cell>
              <table:table-cell office:value-type="float" office:value="27738">
                <text:p>27738</text:p>
              </table:table-cell>
              <table:table-cell office:value-type="float" office:value="43">
                <text:p>43</text:p>
              </table:table-cell>
              <table:table-cell office:value-type="float" office:value="42">
                <text:p>42</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5.2$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6cm" xlink:href="." xlink:type="simple" chart:class="chart:line" chart:style-name="ch1">
        <chart:title svg:x="0.628cm" svg:y="0.316cm" chart:style-name="ch2">
          <text:p>Temps d'exécution du programme en fonction des changements effectués</text:p>
        </chart:title>
        <chart:legend chart:legend-position="end" svg:x="13.706cm" svg:y="4.204cm" style:legend-expansion="high" chart:style-name="ch3"/>
        <chart:plot-area chart:style-name="ch4" chart:data-source-has-labels="both" svg:x="1.331cm" svg:y="1.275cm" svg:width="12.055cm" svg:height="6.57cm">
          <chartooo:coordinate-region svg:x="1.952cm" svg:y="1.474cm" svg:width="11.34cm" svg:height="5.724cm"/>
          <chart:axis chart:dimension="x" chart:name="primary-x" chart:style-name="ch5" chartooo:axis-type="text">
            <chart:title svg:x="5.978cm" svg:y="8.025cm" chart:style-name="ch6">
              <text:p>temps en seconde</text:p>
            </chart:title>
            <chart:categories table:cell-range-address="local-table.$A$2:.$A$7"/>
          </chart:axis>
          <chart:axis chart:dimension="y" chart:name="primary-y" chart:style-name="ch5">
            <chart:title svg:x="0.451cm" svg:y="6.192cm" chart:style-name="ch7">
              <text:p>étape de changement</text:p>
            </chart:title>
            <chart:grid chart:style-name="ch8" chart:class="major"/>
          </chart:axis>
          <chart:series chart:style-name="ch9" chart:values-cell-range-address="local-table.$B$2:.$B$7" chart:label-cell-address="local-tabl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string">
                <text:p>1</text:p>
              </table:table-cell>
              <table:table-cell office:value-type="float" office:value="25">
                <text:p>25</text:p>
              </table:table-cell>
            </table:table-row>
            <table:table-row>
              <table:table-cell office:value-type="string">
                <text:p>2</text:p>
              </table:table-cell>
              <table:table-cell office:value-type="float" office:value="25">
                <text:p>25</text:p>
              </table:table-cell>
            </table:table-row>
            <table:table-row>
              <table:table-cell office:value-type="string">
                <text:p>3</text:p>
              </table:table-cell>
              <table:table-cell office:value-type="float" office:value="22.86">
                <text:p>22.86</text:p>
              </table:table-cell>
            </table:table-row>
            <table:table-row>
              <table:table-cell office:value-type="string">
                <text:p>4</text:p>
              </table:table-cell>
              <table:table-cell office:value-type="float" office:value="18.52">
                <text:p>18.52</text:p>
              </table:table-cell>
            </table:table-row>
            <table:table-row>
              <table:table-cell office:value-type="string">
                <text:p>5</text:p>
              </table:table-cell>
              <table:table-cell office:value-type="float" office:value="18">
                <text:p>18</text:p>
              </table:table-cell>
            </table:table-row>
            <table:table-row>
              <table:table-cell office:value-type="string">
                <text:p>6</text:p>
              </table:table-cell>
              <table:table-cell office:value-type="float" office:value="17">
                <text:p>17</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5.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102cm" svg:height="11.041cm" xlink:href="." xlink:type="simple" chart:class="chart:line" chart:style-name="ch1">
        <chart:legend chart:legend-position="end" svg:x="13.959cm" svg:y="4.972cm" style:legend-expansion="high" chart:style-name="ch2"/>
        <chart:plot-area chart:style-name="ch3" chart:data-source-has-labels="both" svg:x="0.342cm" svg:y="0.22cm" svg:width="13.275cm" svg:height="10.601cm">
          <chartooo:coordinate-region svg:x="1.889cm" svg:y="0.419cm" svg:width="11.635cm" svg:height="9.755cm"/>
          <chart:axis chart:dimension="x" chart:name="primary-x" chart:style-name="ch4" chartooo:axis-type="text">
            <chart:categories table:cell-range-address="local-table.$A$2:.$A$7"/>
          </chart:axis>
          <chart:axis chart:dimension="y" chart:name="primary-y" chart:style-name="ch4">
            <chart:grid chart:style-name="ch5" chart:class="major"/>
          </chart:axis>
          <chart:series chart:style-name="ch6" chart:values-cell-range-address="local-table.$B$2:.$B$7" chart:label-cell-address="local-table.$B$1" chart:class="chart:line">
            <chart:data-point chart:repeated="6"/>
          </chart:series>
          <chart:series chart:style-name="ch7" chart:values-cell-range-address="local-table.$C$2:.$C$7" chart:label-cell-address="local-table.$C$1" chart:class="chart:line">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etmask</text:p>
              </table:table-cell>
              <table:table-cell office:value-type="string">
                <text:p>getcharnum</text:p>
              </table:table-cell>
            </table:table-row>
          </table:table-header-rows>
          <table:table-rows>
            <table:table-row>
              <table:table-cell office:value-type="string">
                <text:p>1</text:p>
              </table:table-cell>
              <table:table-cell office:value-type="float" office:value="8408702">
                <text:p>8408702</text:p>
              </table:table-cell>
              <table:table-cell office:value-type="float" office:value="8241671">
                <text:p>8241671</text:p>
              </table:table-cell>
            </table:table-row>
            <table:table-row>
              <table:table-cell office:value-type="string">
                <text:p>2</text:p>
              </table:table-cell>
              <table:table-cell office:value-type="float" office:value="8408702">
                <text:p>8408702</text:p>
              </table:table-cell>
              <table:table-cell office:value-type="float" office:value="8241671">
                <text:p>8241671</text:p>
              </table:table-cell>
            </table:table-row>
            <table:table-row>
              <table:table-cell office:value-type="string">
                <text:p>3</text:p>
              </table:table-cell>
              <table:table-cell office:value-type="float" office:value="5996081">
                <text:p>5996081</text:p>
              </table:table-cell>
              <table:table-cell office:value-type="float" office:value="5829050">
                <text:p>5829050</text:p>
              </table:table-cell>
            </table:table-row>
            <table:table-row>
              <table:table-cell office:value-type="string">
                <text:p>4</text:p>
              </table:table-cell>
              <table:table-cell office:value-type="float" office:value="5996081">
                <text:p>5996081</text:p>
              </table:table-cell>
              <table:table-cell office:value-type="float" office:value="5829050">
                <text:p>5829050</text:p>
              </table:table-cell>
            </table:table-row>
            <table:table-row>
              <table:table-cell office:value-type="string">
                <text:p>5</text:p>
              </table:table-cell>
              <table:table-cell office:value-type="float" office:value="5324417">
                <text:p>5324417</text:p>
              </table:table-cell>
              <table:table-cell office:value-type="float" office:value="5157386">
                <text:p>5157386</text:p>
              </table:table-cell>
            </table:table-row>
            <table:table-row>
              <table:table-cell office:value-type="string">
                <text:p>6</text:p>
              </table:table-cell>
              <table:table-cell office:value-type="float" office:value="5324417">
                <text:p>5324417</text:p>
              </table:table-cell>
              <table:table-cell office:value-type="float" office:value="5157386">
                <text:p>5157386</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5.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